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ef7df" officeooo:paragraph-rsid="001ef7df"/>
    </style:style>
    <style:style style:name="P2" style:family="paragraph" style:parent-style-name="Text_20_body">
      <style:text-properties officeooo:paragraph-rsid="001ef7df"/>
    </style:style>
    <style:style style:name="P3" style:family="paragraph" style:parent-style-name="Title">
      <style:text-properties officeooo:rsid="001ef7df" officeooo:paragraph-rsid="001ef7df"/>
    </style:style>
    <style:style style:name="P4" style:family="paragraph" style:parent-style-name="Subtitle">
      <style:paragraph-properties fo:break-before="page"/>
      <style:text-properties officeooo:rsid="001ef7df" officeooo:paragraph-rsid="001ef7df"/>
    </style:style>
    <style:style style:name="P5" style:family="paragraph" style:parent-style-name="Heading_20_1">
      <style:text-properties officeooo:rsid="001ef7df" officeooo:paragraph-rsid="001ef7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isis exploratorio de datos Jampp</text:p>
      <text:p text:style-name="P1"/>
      <text:h text:style-name="P5" text:outline-level="1">Alumnos:</text:h>
      <text:p text:style-name="P2"/>
      <text:h text:style-name="P5" text:outline-level="1">Fecha de Entrega:</text:h>
      <text:p text:style-name="P4">Installs</text:p>
      <text:p text:style-name="P4">Events</text:p>
      <text:p text:style-name="P4">Clicks</text:p>
      <text:p text:style-name="P4">Au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2:04:40.622683906</meta:creation-date>
    <dc:date>2019-04-22T12:07:21.898511510</dc:date>
    <meta:editing-duration>PT2M45S</meta:editing-duration>
    <meta:editing-cycles>1</meta:editing-cycles>
    <meta:document-statistic meta:table-count="0" meta:image-count="0" meta:object-count="0" meta:page-count="5" meta:paragraph-count="7" meta:word-count="13" meta:character-count="89" meta:non-whitespace-character-count="83"/>
    <meta:generator>LibreOffice/5.1.6.2$Linux_X86_64 LibreOffice_project/10m0$Build-2</meta:generator>
  </office:meta>
</office:document-meta>
</file>